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a5c" officeooo:paragraph-rsid="001ada5c"/>
    </style:style>
    <style:style style:name="P2" style:family="paragraph" style:parent-style-name="Standard">
      <style:text-properties officeooo:rsid="001b8a27" officeooo:paragraph-rsid="001b8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ITCoders/Human-detection-and-Tracking" text:style-name="Internet_20_link" text:visited-style-name="Visited_20_Internet_20_Link">https://github.com/ITCoders/Human-detection-and-Tracking</text:a></text:p>
      <text:p text:style-name="P1"/>
      <text:p text:style-name="P1"/>
      <text:p text:style-name="P2">https://pyhrf.github.io/installation/ubuntu_16_04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6:00:44.459841069</meta:creation-date>
    <dc:date>2018-08-22T22:38:22.512546080</dc:date>
    <meta:editing-duration>PT2H39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10" meta:non-whitespace-character-count="110"/>
  </office:meta>
</office:document-meta>
</file>